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5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200" table:number-columns-spanned="2" table:number-rows-spanned="1">
            <text:p>2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200" table:number-columns-spanned="2" table:number-rows-spanned="1">
            <text:p>2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2" table:number-columns-spanned="2" table:number-rows-spanned="1">
            <text:p>2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30">
            <text:p>3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5" table:number-columns-spanned="2" table:number-rows-spanned="1">
            <text:p>5</text:p>
          </table:table-cell>
          <table:covered-table-cell table:style-name="ce25"/>
          <table:table-cell table:style-name="ce34" table:content-validation-name="val6" office:value-type="string">
            <text:p>Single</text:p>
          </table:table-cell>
          <table:table-cell table:style-name="ce22" table:formula="of:=IF(ISBLANK([.K10]);0;VLOOKUP([.K10];[Sheet2.D4:.E8];2;0))" office:value-type="float" office:value="80">
            <text:p>80</text:p>
          </table:table-cell>
          <table:table-cell table:style-name="ce22" table:formula="of:=[.I10]*[.L10]" office:value-type="float" office:value="400">
            <text:p>4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75">
            <text:p>75</text:p>
          </table:table-cell>
          <table:table-cell/>
          <table:table-cell table:style-name="ce12" office:value-type="string">
            <text:p>Doors</text:p>
          </table:table-cell>
          <table:table-cell table:style-name="ce25" table:number-columns-spanned="2" table:number-rows-spanned="1"/>
          <table:covered-table-cell table:style-name="ce25"/>
          <table:table-cell table:style-name="ce21" table:content-validation-name="val7" office:value-type="string">
            <text:p>Single</text:p>
          </table:table-cell>
          <table:table-cell table:style-name="ce22" table:formula="of:=IF(ISBLANK([.K11]);0;VLOOKUP([.K11];[Sheet2.D4:.E8];2;0))" office:value-type="float" office:value="80">
            <text:p>80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0">
            <text:p>0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192" table:number-columns-spanned="2" table:number-rows-spanned="1">
            <text:p>192</text:p>
          </table:table-cell>
          <table:covered-table-cell table:style-name="ce25"/>
          <table:table-cell table:style-name="ce34" table:content-validation-name="val8" office:value-type="string">
            <text:p>2 Inches</text:p>
          </table:table-cell>
          <table:table-cell table:style-name="ce22" table:formula="of:=IF(ISBLANK([.K12]);0;VLOOKUP([.K12];[Sheet2.D25:.E29];2;0))" office:value-type="float" office:value="7">
            <text:p>7</text:p>
          </table:table-cell>
          <table:table-cell table:style-name="ce22" table:formula="of:=[.I12]*[.L12]" office:value-type="float" office:value="1344">
            <text:p>1344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0">
            <text:p>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1500" table:number-columns-spanned="2" table:number-rows-spanned="1">
            <text:p>1500</text:p>
          </table:table-cell>
          <table:covered-table-cell table:style-name="ce25"/>
          <table:table-cell table:style-name="ce34" table:content-validation-name="val9" office:value-type="string">
            <text:p>3 Inches</text:p>
          </table:table-cell>
          <table:table-cell table:style-name="ce22" table:formula="of:=IF(ISBLANK([.K13]);0;VLOOKUP([.K13];[Sheet2.D11:.E15];2;0))" office:value-type="float" office:value="6">
            <text:p>6</text:p>
          </table:table-cell>
          <table:table-cell table:style-name="ce22" table:formula="of:=[.I13]*[.L13]" office:value-type="float" office:value="9000">
            <text:p>900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33">
            <text:p>33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1500" table:number-columns-spanned="2" table:number-rows-spanned="1">
            <text:p>1500</text:p>
          </table:table-cell>
          <table:covered-table-cell table:style-name="ce25"/>
          <table:table-cell table:style-name="ce34" table:content-validation-name="val10" office:value-type="string">
            <text:p>Crawl Space</text:p>
          </table:table-cell>
          <table:table-cell table:style-name="ce22" table:formula="of:=IF(ISBLANK([.K14]);0;VLOOKUP([.K14];[Sheet2.D18:.E22];2;0))" office:value-type="float" office:value="21">
            <text:p>21</text:p>
          </table:table-cell>
          <table:table-cell table:style-name="ce22" table:formula="of:=[.I14]*[.L14]" office:value-type="float" office:value="31500">
            <text:p>315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192" table:number-columns-spanned="2" table:number-rows-spanned="1">
            <text:p>192</text:p>
          </table:table-cell>
          <table:covered-table-cell table:style-name="ce22"/>
          <table:table-cell table:style-name="ce34" table:content-validation-name="val1" office:value-type="string">
            <text:p>2 Inches</text:p>
          </table:table-cell>
          <table:table-cell table:style-name="ce22" table:formula="of:=IF(ISBLANK([.D15]);0;VLOOKUP([.D15];[Sheet2.A4:.B7];2;0))" office:value-type="float" office:value="2">
            <text:p>2</text:p>
          </table:table-cell>
          <table:table-cell table:style-name="ce22" table:formula="of:=[.B15]*[.E15]" office:value-type="float" office:value="384">
            <text:p>384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00">
            <text:p>150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96000">
            <text:p>9600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1500" table:number-columns-spanned="2" table:number-rows-spanned="1">
            <text:p>1500</text:p>
          </table:table-cell>
          <table:covered-table-cell table:style-name="ce21"/>
          <table:table-cell table:style-name="ce34" table:content-validation-name="val2" office:value-type="string">
            <text:p>No Insulation</text:p>
          </table:table-cell>
          <table:table-cell table:style-name="ce22" table:formula="of:=IF(ISBLANK([.D16]);0;VLOOKUP([.D16];[Sheet2.A10:.B14];2;0))" office:value-type="float" office:value="11">
            <text:p>11</text:p>
          </table:table-cell>
          <table:table-cell table:style-name="ce22" table:formula="of:=[.B16]*[.E16]" office:value-type="float" office:value="16500">
            <text:p>1650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200">
            <text:p>200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1500" table:number-columns-spanned="2" table:number-rows-spanned="1">
            <text:p>1500</text:p>
          </table:table-cell>
          <table:covered-table-cell table:style-name="ce21"/>
          <table:table-cell table:style-name="ce34" table:content-validation-name="val3" office:value-type="string">
            <text:p>No Insulation</text:p>
          </table:table-cell>
          <table:table-cell table:style-name="ce22" table:formula="of:=IF(ISBLANK([.D17]);0;VLOOKUP([.D17];[Sheet2.A17:.B20];2;0))" office:value-type="float" office:value="4">
            <text:p>4</text:p>
          </table:table-cell>
          <table:table-cell table:style-name="ce22" table:formula="of:=[.B17]*[.E17]" office:value-type="float" office:value="6000">
            <text:p>600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138244">
            <text:p>138244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00">
            <text:p>150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918">
            <text:p>918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138244" table:number-columns-spanned="2" table:number-rows-spanned="1">
            <text:p>138244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172805">
            <text:p>17280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5" table:number-columns-spanned="2" table:number-rows-spanned="1">
            <text:p>5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1500">
            <text:p>15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2000" table:number-columns-spanned="2" table:number-rows-spanned="1">
            <text:p>2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2000">
            <text:p>2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27440">
            <text:p>27440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27440" table:number-columns-spanned="2" table:number-rows-spanned="1">
            <text:p>27440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1372">
            <text:p>137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28812">
            <text:p>28812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00">
            <text:p>150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877.5">
            <text:p>877.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9">
            <text:p>9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5" table:number-columns-spanned="2" table:number-rows-spanned="1">
            <text:p>5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1150">
            <text:p>115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2027.5">
            <text:p>2027.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28812" table:number-columns-spanned="2" table:number-rows-spanned="1">
            <text:p>28812</text:p>
          </table:table-cell>
          <table:covered-table-cell table:style-name="ce26"/>
          <table:table-cell table:style-name="ce26" table:formula="of:=[.F28]" office:value-type="float" office:value="2027.5" table:number-columns-spanned="2" table:number-rows-spanned="1">
            <text:p>2027.5</text:p>
          </table:table-cell>
          <table:covered-table-cell table:style-name="ce39"/>
          <table:table-cell table:style-name="ce40" table:formula="of:=[.F24]+[.F28]" office:value-type="float" office:value="30839.5">
            <text:p>30839.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4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3</meta:editing-cycles>
    <meta:editing-duration>PT00H02M18S</meta:editing-duration>
    <meta:generator>OpenOffice.org/3.2$Linux OpenOffice.org_project/320m12$Build-9483</meta:generator>
    <meta:initial-creator>Brian Rocks</meta:initial-creator>
    <dc:date>2011-12-16T14:09:07</dc:date>
    <dc:creator>Brian Rocks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